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color="#009933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9933" loext:opacity="100%" fo:font-size="12pt" fo:font-style="normal" fo:font-weight="normal" officeooo:paragraph-rsid="001fc96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officeooo:rsid="001fc96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officeooo:rsid="001fc96b" officeooo:paragraph-rsid="001fc96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d27ba" officeooo:paragraph-rsid="002d27b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d27ba" officeooo:paragraph-rsid="002d27b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37f948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35378e" officeooo:paragraph-rsid="0037f94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407a39" officeooo:paragraph-rsid="00407a3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4229d0" officeooo:paragraph-rsid="004229d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4229d0" officeooo:paragraph-rsid="004229d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3a491d" officeooo:paragraph-rsid="003a491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74da9" officeooo:paragraph-rsid="00174da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74da9" officeooo:paragraph-rsid="00174da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235938" officeooo:paragraph-rsid="00235938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35938" officeooo:paragraph-rsid="0023593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bold" officeooo:rsid="00252c21" officeooo:paragraph-rsid="00252c2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52c21" officeooo:paragraph-rsid="00252c2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35938" officeooo:paragraph-rsid="003eb28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dc67"/>
    </style:style>
    <style:style style:name="T2" style:family="text">
      <style:text-properties officeooo:rsid="001de0d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9933" loext:opacity="100%"/>
    </style:style>
    <style:style style:name="T5" style:family="text">
      <style:text-properties officeooo:rsid="001bc1b9"/>
    </style:style>
    <style:style style:name="T6" style:family="text">
      <style:text-properties fo:font-weight="normal" officeooo:rsid="003355c3" style:font-weight-asian="normal" style:font-weight-complex="normal"/>
    </style:style>
    <style:style style:name="T7" style:family="text">
      <style:text-properties fo:font-weight="normal" officeooo:rsid="002e7881" style:font-weight-asian="normal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weight="normal" officeooo:rsid="002f9604" style:font-weight-asian="normal" style:font-weight-complex="normal"/>
    </style:style>
    <style:style style:name="T10" style:family="text">
      <style:text-properties fo:font-size="12pt" fo:font-style="normal" fo:font-weight="normal" officeooo:rsid="0035378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37f94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a933" loext:opacity="100%" fo:font-size="12pt" fo:font-style="normal" fo:font-weight="normal" officeooo:rsid="0037f94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37f948"/>
    </style:style>
    <style:style style:name="T14" style:family="text">
      <style:text-properties fo:color="#00a933" loext:opacity="100%" officeooo:rsid="0037f948"/>
    </style:style>
    <style:style style:name="T15" style:family="text">
      <style:text-properties fo:color="#00a933" loext:opacity="1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a933" loext:opacity="100%" fo:font-weight="normal" style:font-weight-asian="normal" style:font-weight-complex="normal"/>
    </style:style>
    <style:style style:name="T18" style:family="text">
      <style:text-properties fo:color="#81d41a" loext:opacity="100%" fo:font-weight="normal" style:font-weight-asian="normal" style:font-weight-complex="normal"/>
    </style:style>
    <style:style style:name="T19" style:family="text">
      <style:text-properties fo:font-weight="normal" officeooo:rsid="00176038" style:font-weight-asian="normal" style:font-weight-complex="normal"/>
    </style:style>
    <style:style style:name="T20" style:family="text">
      <style:text-properties fo:font-weight="normal" officeooo:rsid="00179509" style:font-weight-asian="normal" style:font-weight-complex="normal"/>
    </style:style>
    <style:style style:name="T21" style:family="text">
      <style:text-properties fo:font-weight="normal" officeooo:rsid="0018d611" style:font-weight-asian="normal" style:font-weight-complex="normal"/>
    </style:style>
    <style:style style:name="T22" style:family="text">
      <style:text-properties fo:font-weight="normal" officeooo:rsid="0019260b" style:font-weight-asian="normal" style:font-weight-complex="normal"/>
    </style:style>
    <style:style style:name="T23" style:family="text">
      <style:text-properties fo:font-weight="normal" officeooo:rsid="0024b080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3eb289"/>
    </style:style>
    <style:style style:name="T26" style:family="text">
      <style:text-properties fo:color="#00a933" loext:opacity="100%" officeooo:rsid="003eb289"/>
    </style:style>
    <style:style style:name="T27" style:family="text">
      <style:text-properties officeooo:rsid="003a491d"/>
    </style:style>
    <style:style style:name="T28" style:family="text">
      <style:text-properties fo:color="#00a933" loext:opacity="100%" fo:font-weight="normal" officeooo:rsid="003a491d" style:font-weight-asian="normal" style:font-weight-complex="normal"/>
    </style:style>
    <style:style style:name="T29" style:family="text">
      <style:text-properties fo:color="#00a933" loext:opacity="100%" officeooo:rsid="003a491d"/>
    </style:style>
    <style:style style:name="T30" style:family="text">
      <style:text-properties officeooo:rsid="0039602b"/>
    </style:style>
    <style:style style:name="T31" style:family="text">
      <style:text-properties fo:color="#00a933" loext:opacity="100%" officeooo:rsid="0039602b"/>
    </style:style>
    <style:style style:name="T32" style:family="text">
      <style:text-properties fo:font-weight="bold" officeooo:rsid="003c3245" style:font-weight-asian="bold" style:font-weight-complex="bold"/>
    </style:style>
    <style:style style:name="T33" style:family="text">
      <style:text-properties fo:font-weight="normal" officeooo:rsid="003c3245" style:font-weight-asian="normal" style:font-weight-complex="normal"/>
    </style:style>
    <style:style style:name="T34" style:family="text">
      <style:text-properties fo:color="#00a933" loext:opacity="100%" fo:font-weight="normal" officeooo:rsid="003d97eb" style:font-weight-asian="normal" style:font-weight-complex="normal"/>
    </style:style>
    <style:style style:name="T35" style:family="text">
      <style:text-properties fo:font-weight="normal" officeooo:rsid="003d97eb" style:font-weight-asian="normal" style:font-weight-complex="normal"/>
    </style:style>
    <style:style style:name="T36" style:family="text">
      <style:text-properties officeooo:rsid="003de7f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E LINUX</text:p>
      <text:p text:style-name="P1"/>
      <text:p text:style-name="P2">GIT <text:span text:style-name="T1">(límite por repositorio 100mb </text:span><text:span text:style-name="T2">NO SOBREPASAR O CASTIGO!!</text:span><text:span text:style-name="T1">)</text:span></text:p>
      <text:p text:style-name="P2"/>
      <text:list text:style-name="L1">
        <text:list-item>
          <text:list>
            <text:list-item>
              <text:p text:style-name="P3">git clone direccion nombre directorio nuevo <text:span text:style-name="T3">para clonar el proyecto del repositorio</text:span></text:p>
            </text:list-item>
            <text:list-item>
              <text:p text:style-name="P3">git checkout <text:s/>-b nuevaRama <text:span text:style-name="T3">genera una nueva rama del principal que estemos el parametro -b te mueve a esa nueva rama. </text:span></text:p>
            </text:list-item>
            <text:list-item>
              <text:p text:style-name="P3">git checkout master <text:span text:style-name="T3">volvemos al master.</text:span></text:p>
            </text:list-item>
            <text:list-item>
              <text:p text:style-name="P3">(master)git merge nuevaRama <text:span text:style-name="T3">estando en el master fusiona los cambios hechos</text:span></text:p>
            </text:list-item>
            <text:list-item>
              <text:p text:style-name="P3">(master)git branch -d nuevaRama <text:span text:style-name="T3">Se carga la nueva rama.El parametro -d lo borra. Sin -d crearía la nuevaRama.</text:span></text:p>
            </text:list-item>
          </text:list>
        </text:list-item>
      </text:list>
      <text:p text:style-name="P4"><text:s text:c="5"/><text:span text:style-name="T4"><text:s/>1.<text:tab/>git add . Para añadir todos los archivos. También en vez de punto *</text:span></text:p>
      <text:p text:style-name="P5"><text:tab/>git add file para añadir un archivo. LOS DIRECTORIOS SE AÑADEN con la barra al final /</text:p>
      <text:list text:style-name="L2">
        <text:list-item>
          <text:p text:style-name="P6">git commit -m “mensaje” para registrarlo</text:p>
        </text:list-item>
        <text:list-item>
          <text:p text:style-name="P6">git push <text:span text:style-name="T5">(origin master) </text:span>para subirlo</text:p>
        </text:list-item>
        <text:list-item>
          <text:p text:style-name="P6">git pull archivo para pillarlo (no se si este es así)</text:p>
        </text:list-item>
        <text:list-item>
          <text:p text:style-name="P6">.gitignore es un archivo oculto que puesto en la raiz pone aquellos archivos que quieren ser ignorados</text:p>
        </text:list-item>
        <text:list-item>
          <text:p text:style-name="P7">git log hace un logueo de lo que se ha subido</text:p>
          <text:list>
            <text:list-item>
              <text:p text:style-name="P6">git log -numero muestra los últimos numeros de updates</text:p>
            </text:list-item>
            <text:list-item>
              <text:p text:style-name="P6">git -format=”%H”</text:p>
            </text:list-item>
          </text:list>
        </text:list-item>
      </text:list>
      <text:p text:style-name="P8"><text:s text:c="6"/>7.<text:tab/>klist : Lista los tickets de Kerberos activos (forma de autentificarse)</text:p>
      <text:p text:style-name="P9"><text:tab/><text:tab/>kdestroy destruye esos tickets activos. Si no tengo no me permitirá hacer git clone</text:p>
      <text:p text:style-name="P9"><text:tab/><text:tab/>knit mmontinet : lo inicia metiendo password</text:p>
      <text:p text:style-name="P5"><text:tab/></text:p>
      <text:p text:style-name="P5"/>
      <text:p text:style-name="P10">AWK <text:span text:style-name="T3">Es un lenguaje de programación para edición de textos. Está dividido por campos (palabras) $1 primera … $n enesima. </text:span><text:span text:style-name="T6">$0 es el contenido completo de la linea.</text:span><text:span text:style-name="T3"> </text:span><text:span text:style-name="T7">Se suele poner detrás de | pipe.</text:span></text:p>
      <text:p text:style-name="P11"><text:tab/>echo "10 20" | awk '{if ($1 &gt; $2) print $1; else print $2}' daría 20</text:p>
      <text:p text:style-name="P11"><text:tab/>echo "1 2 3 4 5" | awk '{for(i=1; i&lt;=NF; i++) print $i}' NF el todos los campos presentes.</text:p>
      <text:p text:style-name="P11"><text:tab/>echo "3 4" | awk '{sum($1, $2)} function sum(a, b) {print a+b}}' mostraría la suma</text:p>
      <text:p text:style-name="P12"><text:tab/><text:span text:style-name="T3">echo "3 4" | awk '{x = $1 + $2; print x}'</text:span></text:p>
      <text:p text:style-name="P13"><text:span text:style-name="T8"><text:tab/></text:span><text:span text:style-name="T3">| awk '{for(i=1;i&lt;=NF;i++) if ($i == "ether") print $(i+1) “</text:span><text:span text:style-name="T9">\n”</text:span><text:span text:style-name="T3">}' </text:span></text:p>
      <text:p text:style-name="P14"><text:span text:style-name="T8"><text:tab/></text:span><text:span text:style-name="T10">NF = Número de campos (palabras en la linea). </text:span><text:span text:style-name="T11">También imprime el último campo:</text:span></text:p>
      <text:p text:style-name="P14"><text:span text:style-name="T10"><text:s/><text:tab/><text:tab/></text:span><text:span text:style-name="T12">echo “hola mundo” | awk ‘{print $NF}’</text:span><text:span text:style-name="T11"> // = imprime mundo</text:span></text:p>
      <text:p text:style-name="P15"><text:tab/>NR = Número de linea. <text:span text:style-name="T13">Tambien imprime el prime campo:</text:span></text:p>
      <text:p text:style-name="P15"><text:span text:style-name="T13"><text:tab/><text:tab/></text:span><text:span text:style-name="T14">echo “hola mundo” | awk ‘{print $NR}’</text:span><text:span text:style-name="T13"> // = imprime hola.</text:span></text:p>
      <text:p text:style-name="P12"/>
      <text:p text:style-name="P12">CAT<text:tab/><text:span text:style-name="T3">Muestra el interior de un archivo de texto</text:span></text:p>
      <text:p text:style-name="P4"><text:tab/>cat &gt; file entramos en modo edición y podemos escribir. Salimos con Control+c</text:p>
      <text:p text:style-name="P4"><text:tab/>cat -e file pone un $ al final de cada line (tampoco se para qué querría eso)</text:p>
      <text:p text:style-name="P4"/>
      <text:p text:style-name="P12">CP <text:tab/><text:span text:style-name="T3">Copia un archivo</text:span></text:p>
      <text:p text:style-name="P4"><text:tab/>cp file1 file2 copia el archivo file1 y crea el archivo file2 con el mismo contenido</text:p>
      <text:p text:style-name="P12"/>
      <text:p text:style-name="P12">DIFF<text:tab/><text:span text:style-name="T3">Muestra las diferencias entre dos archivos</text:span></text:p>
      <text:p text:style-name="P4"><text:tab/>diff A B &gt; C.diff escribe en C.diff las diferencias si existen entre A y B</text:p>
      <text:p text:style-name="P4"/>
      <text:p text:style-name="P12">ENV<text:tab/><text:span text:style-name="T3">Muestra las variables de entorno</text:span></text:p>
      <text:p text:style-name="P4"><text:tab/>env | grep NOMBREVARIABLE busca la variable especifica para ver si ha sido exportada</text:p>
      <text:p text:style-name="P4"><text:tab/>echo $NAME nos muestra el valor de la varible de entorno NAME (nuestro nombre usuario)</text:p>
      <text:p text:style-name="P4"/>
      <text:p text:style-name="P12"><text:soft-page-break/>FIND <text:span text:style-name="T3">Encuentra archivos</text:span></text:p>
      <text:p text:style-name="P4"><text:tab/>find . -name '*.txt' Busca archivos txt</text:p>
      <text:p text:style-name="P4"><text:tab/>find . -type f Busca archivos que sean solo ficheros y no directorios</text:p>
      <text:p text:style-name="P4"><text:tab/>find . -print muestra en pantalla los archivos que encuentra. Util si se van a borrar despues</text:p>
      <text:p text:style-name="P4"><text:tab/>find . -delete Borra el archivo encontrado</text:p>
      <text:p text:style-name="P4"><text:tab/>find . -name 'A*' -o -name 'B*' busca los nombres que empiezen por A y por B</text:p>
      <text:p text:style-name="P12"/>
      <text:p text:style-name="P16">HEAD imprime las 10 primer lienas de un texto.</text:p>
      <text:p text:style-name="P16"><text:tab/>bash&gt; <text:span text:style-name="T15">head text.txt</text:span> /<text:span text:style-name="T3">/imprimira esas primeras 10 lineas</text:span></text:p>
      <text:p text:style-name="P16"><text:tab/>bash&gt; <text:span text:style-name="T15">head -n15 text.txt</text:span> /<text:span text:style-name="T3">/imprimirá las primeras 15 lineas.</text:span></text:p>
      <text:p text:style-name="P4"/>
      <text:p text:style-name="P17">LAST imprime el log del sistema.</text:p>
      <text:p text:style-name="P12"/>
      <text:p text:style-name="P12">LN<text:tab/><text:span text:style-name="T3">Hace enlaces duros y accesos directos</text:span></text:p>
      <text:p text:style-name="P4"><text:tab/>ln file1 file2 crea un archivo file2 que será siempre modificado por igual los dos</text:p>
      <text:p text:style-name="P4"><text:tab/>ln -s dir/ file creará un link file que dirigirá hacia el directorio dir/</text:p>
      <text:p text:style-name="P12"/>
      <text:p text:style-name="P12">LS<text:tab/><text:span text:style-name="T3">Muestra el contenido de un directorio</text:span></text:p>
      <text:p text:style-name="P12"><text:tab/><text:span text:style-name="T3">ls -l muestra los permisos e información de los archivos que estén en el directorio</text:span></text:p>
      <text:p text:style-name="P4"><text:tab/>ls -a muestra también los archivos ocultos (.file)</text:p>
      <text:p text:style-name="P4"><text:tab/>ls -F pone un carácter / detrás de los directorios para identificarlos mejor</text:p>
      <text:p text:style-name="P4"><text:tab/>ls -c muestra primero los archivos o directorios que han sido modificados en tiempo</text:p>
      <text:p text:style-name="P4"><text:tab/>ls -m separa por , espacio los ficheros y directorios presentes.</text:p>
      <text:p text:style-name="P4"><text:tab/></text:p>
      <text:p text:style-name="P12">MKDIR</text:p>
      <text:p text:style-name="P12"><text:tab/><text:span text:style-name="T3">Creará un directorio.</text:span></text:p>
      <text:p text:style-name="P4"><text:tab/>Mkdir kk crea el directorio kk</text:p>
      <text:p text:style-name="P4"/>
      <text:p text:style-name="P12">MV<text:tab/><text:span text:style-name="T3">Mueve o renombra un fichero</text:span></text:p>
      <text:p text:style-name="P4"><text:tab/>mv fichero1 fichero2 cambia el nombre del fichero de fichero1 a fichero2.<text:tab/></text:p>
      <text:p text:style-name="P12"/>
      <text:p text:style-name="P12">FISH<text:tab/><text:span text:style-name="T3">Pone el terminal de una forma más amigable con colores y árboles de donde estamos</text:span></text:p>
      <text:p text:style-name="P4"/>
      <text:p text:style-name="P4"/>
      <text:p text:style-name="P18"><text:span text:style-name="T16">HISTORY </text:span>– Muestra el historico de lo que se ha metido en la linea de comandos en bash.</text:p>
      <text:p text:style-name="P18"><text:tab/>bash&gt; <text:span text:style-name="T15">history | tail -n 4</text:span> // nos muestra los ultimos 4 comandos.</text:p>
      <text:p text:style-name="P4"/>
      <text:p text:style-name="P12">PATCH<text:tab/><text:span text:style-name="T3">“Parchea” el archivo para que sea como otro con la .diff</text:span></text:p>
      <text:p text:style-name="P4"><text:tab/>patch A C.diff parchea el archivo <text:s text:c="2"/>y lo deja como el que se había comparado (B)</text:p>
      <text:p text:style-name="P4"><text:tab/>patch A C.diff -o E no hace el parche sobre A sino que lo copia a E.</text:p>
      <text:p text:style-name="P12"/>
      <text:p text:style-name="P17">TAIL <text:span text:style-name="T3">Imprime los últimos 10 lineas de un archivo. </text:span></text:p>
      <text:p text:style-name="P17"><text:tab/>bash&gt;<text:span text:style-name="T15"> tail text.txt</text:span> // <text:span text:style-name="T3">imprimirá las 10 ultimas lineas</text:span></text:p>
      <text:p text:style-name="P17"><text:tab/>bash&gt; <text:span text:style-name="T15">tail -n5 text.txt</text:span> /<text:span text:style-name="T3">/imprimirá las 5 ultimas lineas.</text:span></text:p>
      <text:p text:style-name="P12"/>
      <text:p text:style-name="P12">TAR<text:tab/><text:span text:style-name="T3">Es como el compresor winzip</text:span></text:p>
      <text:p text:style-name="P4"><text:tab/>tar -cf file.tar * comprimirá todo lo que haya en la carpeta hacia el fichero file.tar</text:p>
      <text:p text:style-name="P4"><text:tab/>tar -xf file.tar descomprimirá los archivos del tar</text:p>
      <text:p text:style-name="P4"><text:tab/>añadir el parametro v es recursividad para ver qué es lo que está haciendo mientras lo hace</text:p>
      <text:p text:style-name="P12"/>
      <text:p text:style-name="P12">TOUCH</text:p>
      <text:p text:style-name="P12"><text:tab/><text:span text:style-name="T3">touch file1 file2 crea el archivo file1 file2 y los que ponga</text:span></text:p>
      <text:p text:style-name="P4"><text:soft-page-break/><text:tab/>touch -d “Jun 1 22:42” modificará la fecha de un archivo</text:p>
      <text:p text:style-name="P4"><text:tab/>touch -h -d “Jun 1 23:34” modificará la fecha pero de un enlace blando.</text:p>
      <text:p text:style-name="P4"/>
      <text:p text:style-name="P19">TR (Translate)</text:p>
      <text:p text:style-name="P19"><text:tab/><text:span text:style-name="T17">echo “hola” | tr ‘h’ ‘T’</text:span><text:span text:style-name="T18"> </text:span>→ cambia (traduce) la “h” por “T” siendo Tola.</text:p>
      <text:p text:style-name="P19"><text:tab/></text:p>
      <text:p text:style-name="P20"/>
      <text:p text:style-name="P20">VIM<text:tab/><text:span text:style-name="T3">Es un editor de texto de unix</text:span></text:p>
      <text:p text:style-name="P21"><text:tab/>i : entramos en modo edición. Podemos escribir.</text:p>
      <text:p text:style-name="P21"><text:tab/>Esc : salimos del modo que estemos</text:p>
      <text:p text:style-name="P21"><text:tab/>‘:’ : Modo command. Podemos introducirle comandos</text:p>
      <text:p text:style-name="P21"><text:tab/><text:tab/>:q : Salir de Vim</text:p>
      <text:p text:style-name="P21"><text:tab/><text:tab/>:q! : Forzar salida, cuando se ha modificado el archivo</text:p>
      <text:p text:style-name="P21"><text:tab/><text:tab/>:w : Salvar archivo.</text:p>
      <text:p text:style-name="P21"><text:tab/><text:tab/>:e fichero : carcará el “fichero”</text:p>
      <text:p text:style-name="P21"><text:tab/><text:tab/>:vs : Separa el texto en vertical en 2 zonas</text:p>
      <text:p text:style-name="P20"><text:span text:style-name="T3"><text:tab/><text:tab/><text:tab/></text:span><text:span text:style-name="T19">Control+w para moverte entre las zonas y cursores.</text:span></text:p>
      <text:p text:style-name="P20"><text:span text:style-name="T19"><text:tab/><text:tab/>:sp : Separa horizontalment</text:span><text:span text:style-name="T20">e (para romper los buffers hori-vert darle a :q)</text:span></text:p>
      <text:p text:style-name="P20"><text:span text:style-name="T20"><text:tab/><text:tab/>:</text:span><text:span text:style-name="T21">Stdheader : inserta el cabecero del fichero.</text:span></text:p>
      <text:p text:style-name="P20"><text:span text:style-name="T21"><text:tab/><text:tab/>:</text:span><text:span text:style-name="T22">wq salva y sale.</text:span></text:p>
      <text:p text:style-name="P20"><text:span text:style-name="T3"/></text:p>
      <text:p text:style-name="P22">|<text:tab/><text:span text:style-name="T3">Pipe o tubería. Permite enlazar la salida de un comando con uno nuevo</text:span></text:p>
      <text:p text:style-name="P23"><text:tab/><text:tab/>ls | grep “txt” – Lista el directorio y grep filtra para que solo sean los que tienen <text:tab/><text:tab/><text:tab/><text:tab/>“txt” en el nombre</text:p>
      <text:p text:style-name="P22"><text:span text:style-name="T3"><text:tab/><text:tab/></text:span><text:span text:style-name="T23">bin -Gn $FT_USER | tr ‘ ‘ ‘,’ - Cambia los grupos del FT_USER en vez de espacios <text:tab/><text:tab/><text:tab/>a comas</text:span></text:p>
      <text:p text:style-name="P24"><text:span text:style-name="T23"><text:tab/><text:tab/></text:span><text:span text:style-name="T3">| awk – es un editor de texto para sustituir o buscar semejanzas</text:span></text:p>
      <text:p text:style-name="P25"><text:tab/><text:tab/><text:tab/>| awk ‘/buscaTxt/ {print %num}’ – Busca la cadena buscaTXT y solo trabaja <text:tab/><text:tab/><text:tab/><text:tab/>en esa linea imprimiendo la num palabra (%4 la cuarta palabra)</text:p>
      <text:p text:style-name="P24"><text:span text:style-name="T3"><text:tab/><text:tab/>| </text:span><text:span text:style-name="T24">grep texto</text:span><text:span text:style-name="T3"> – Busca y se queda en la linea que haya texto y solo actua sobre ellas.</text:span></text:p>
      <text:p text:style-name="P26"><text:tab/><text:span text:style-name="T25">tee: es como la T de una tuberia. Hace una bifurcacion:</text:span></text:p>
      <text:p text:style-name="P26"><text:tab/><text:tab/><text:span text:style-name="T15">while read i; do echo “Hola $i!”; done &lt; kk.txt </text:span><text:span text:style-name="T26">| tee</text:span><text:span text:style-name="T15"> saludos.txt</text:span> //<text:span text:style-name="T25">Lo llevara no solo al <text:tab/><text:tab/>archivo saludos.txt lo que haya dentro de kk.txt añadiendole “Hola (elcampo”!” sino <text:tab/><text:tab/>que tambien lo imprimirá en pantalla.</text:span></text:p>
      <text:p text:style-name="P23"><text:tab/></text:p>
      <text:p text:style-name="P12">&gt;<text:tab/><text:span text:style-name="T27">Rediccionamiento:</text:span></text:p>
      <text:p text:style-name="P12"><text:tab/><text:tab/><text:span text:style-name="T28">echo “hola como estas”</text:span><text:span text:style-name="T29"> &gt; kk.txt </text:span><text:span text:style-name="T27">//redirige “hola como estas” al archivo kk.txt</text:span></text:p>
      <text:p text:style-name="P4"><text:tab/></text:p>
      <text:p text:style-name="P4"/>
      <text:p text:style-name="P4"/>
      <text:p text:style-name="Heading">SCRIPTING</text:p>
      <text:p text:style-name="Text_20_body"><text:tab/><text:span text:style-name="T13">Lo que se mete arriba:</text:span></text:p>
      <text:p text:style-name="Text_20_body"><text:tab/><text:span text:style-name="T14">#!/bin/bash</text:span><text:span text:style-name="T13"> Es el interprete que en este caso correrá bajo bash.</text:span></text:p>
      <text:p text:style-name="Text_20_body"><text:tab/></text:p>
      <text:p text:style-name="Text_20_body"><text:tab/><text:span text:style-name="T30">ECHO</text:span></text:p>
      <text:p text:style-name="Text_20_body"><text:tab/><text:span text:style-name="T31">echo “Hola $1!”</text:span><text:span text:style-name="T30"> (en script.sh)</text:span></text:p>
      <text:p text:style-name="Text_20_body"><text:tab/><text:span text:style-name="T30">bash: </text:span><text:span text:style-name="T31">bash script.sh Javier Rollon</text:span><text:span text:style-name="T30"> → escribirá</text:span><text:span text:style-name="T31"> Hola Javier!</text:span></text:p>
      <text:p text:style-name="Text_20_body"><text:tab/><text:span text:style-name="T15">echo “Hola $*!”</text:span> <text:span text:style-name="T30">(en script.sh)</text:span></text:p>
      <text:p text:style-name="Text_20_body"><text:soft-page-break/><text:tab/><text:span text:style-name="T30">bash:</text:span><text:span text:style-name="T31"> bash script.sh Javier Rollon Moran </text:span><text:span text:style-name="T30">→ escribirá </text:span><text:span text:style-name="T31">Hola Javier Rollon Moran!</text:span></text:p>
      <text:p text:style-name="Text_20_body"><text:span text:style-name="T31"/></text:p>
      <text:p text:style-name="Text_20_body"><text:tab/><text:span text:style-name="T32">COMANDOS</text:span></text:p>
      <text:p text:style-name="Text_20_body"><text:tab/>(generamos un archivo de texto con nombres)</text:p>
      <text:p text:style-name="Text_20_body"><text:span text:style-name="T32"><text:tab/>kk.txt → <text:tab/></text:span><text:span text:style-name="T33">Javier</text:span></text:p>
      <text:p text:style-name="Text_20_body"><text:tab/><text:tab/><text:tab/>Teo</text:p>
      <text:p text:style-name="Text_20_body"><text:tab/><text:tab/><text:tab/>Noa</text:p>
      <text:p text:style-name="Text_20_body"><text:span text:style-name="T32"><text:tab/></text:span><text:span text:style-name="T33">bash&gt; </text:span><text:span text:style-name="T34">while read i; do echo “Hola $i!”; done &lt; kk.txt</text:span><text:span text:style-name="T35"> // &lt; lo pilla del input texto e imprime:</text:span></text:p>
      <text:p text:style-name="Text_20_body"><text:tab/><text:tab/>Hola Javier</text:p>
      <text:p text:style-name="Text_20_body"><text:tab/><text:tab/>Hola Teo</text:p>
      <text:p text:style-name="Text_20_body"><text:tab/><text:tab/>H<text:span text:style-name="T36">o</text:span>la Noa</text:p>
      <text:p text:style-name="Text_20_body"><text:tab/>bash&gt; <text:s/><text:span text:style-name="T15">while read i; do echo “Hola $i!”; done &lt; kk.txt &gt; saludos.txt</text:span> //Lo mete en saludos.txt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 Rollón Morán</meta:initial-creator>
    <meta:creation-date>2024-11-06T10:41:07.68</meta:creation-date>
    <dc:date>2025-04-10T13:06:47.670000000</dc:date>
    <meta:editing-duration>PT8H10M56S</meta:editing-duration>
    <meta:editing-cycles>42</meta:editing-cycles>
    <meta:generator>LibreOffice/24.8.5.2$Windows_X86_64 LibreOffice_project/fddf2685c70b461e7832239a0162a77216259f22</meta:generator>
    <meta:print-date>2025-04-10T12:58:25.202000000</meta:print-date>
    <meta:printed-by>Archivos PDF</meta:printed-by>
    <meta:document-statistic meta:table-count="0" meta:image-count="0" meta:object-count="0" meta:page-count="4" meta:paragraph-count="130" meta:word-count="1308" meta:character-count="7232" meta:non-whitespace-character-count="5896"/>
  </office:meta>
</office:document-meta>
</file>